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LayoutFactory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LayoutFactory.newInstance( String layout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DefaultLayoutFactory.inform( LayoutEvent event , PortalService servi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LayoutFactory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ayoutFactory.getLayoutDescri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LayoutFactory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LayoutFactory.ini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DefaultLayoutFactory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LayoutFactory.configureLayout( Configuration layoutConf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  <table:table-cell office:value-type="float" office:value="58">
            <text:p text:style-name="Table_20_Contents">58</text:p>
          </table:table-cell>
        </table:table-row>
        <table:table-row>
          <table:table-cell office:value-type="string">
            <text:p text:style-name="Table_20_Contents">DefaultLayoutFactory.remove( Layout layou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DefaultLayoutFactory.prepareLayout( Layout layou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